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2">
      <style:text-properties fo:font-weight="normal" style:font-weight-asian="normal" style:font-weight-complex="normal"/>
    </style:style>
    <style:style style:name="T1" style:family="text">
      <style:text-properties officeooo:rsid="001937d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37d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37d9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4">BSS and ESS </text:span></text:span></text:h>
      <text:p text:style-name="Text_20_body"><text:span text:style-name="T4">Wi-Fi networks operate using different types of </text:span><text:span text:style-name="Strong_20_Emphasis"><text:span text:style-name="T4">service sets</text:span></text:span><text:span text:style-name="T4">, which define how devices communicate in a wireless network. Two important service sets are </text:span><text:span text:style-name="Strong_20_Emphasis"><text:span text:style-name="T4">BSS (Basic Service Set)</text:span></text:span><text:span text:style-name="T4"> and </text:span><text:span text:style-name="Strong_20_Emphasis"><text:span text:style-name="T4">ESS (Extended Service Set).</text:span></text:span></text:p>
      <text:h text:style-name="Heading_20_3" text:outline-level="3"><text:span text:style-name="Strong_20_Emphasis"><text:span text:style-name="T4">1. Basic Service Set (BSS)</text:span></text:span></text:h>
      <text:list text:style-name="L1">
        <text:list-item>
          <text:p text:style-name="P1"><text:span text:style-name="Strong_20_Emphasis"><text:span text:style-name="T4">Definition:</text:span></text:span><text:span text:style-name="T4"> BSS is the fundamental building block of a Wi-Fi network, consisting of a single Access Point (AP) and all associated client devices (stations).</text:span></text:p>
        </text:list-item>
        <text:list-item>
          <text:p text:style-name="P1"><text:span text:style-name="Strong_20_Emphasis"><text:span text:style-name="T4">Structure:</text:span></text:span></text:p>
          <text:list>
            <text:list-item>
              <text:p text:style-name="P1"><text:span text:style-name="T4">Each BSS has a unique </text:span><text:span text:style-name="Strong_20_Emphasis"><text:span text:style-name="T4">BSSID (Basic Service Set Identifier),</text:span></text:span><text:span text:style-name="T4"> which is the </text:span><text:span text:style-name="Strong_20_Emphasis"><text:span text:style-name="T4">MAC address</text:span></text:span><text:span text:style-name="T4"> of the AP.</text:span></text:p>
            </text:list-item>
            <text:list-item>
              <text:p text:style-name="P1"><text:span text:style-name="T4">Wireless devices within the BSS can communicate with each other </text:span><text:span text:style-name="Strong_20_Emphasis"><text:span text:style-name="T4">through the AP</text:span></text:span><text:span text:style-name="T4"> (infrastructure mode) or </text:span><text:span text:style-name="Strong_20_Emphasis"><text:span text:style-name="T4">directly</text:span></text:span><text:span text:style-name="T4"> (ad-hoc mode).</text:span></text:p>
            </text:list-item>
          </text:list>
        </text:list-item>
        <text:list-item>
          <text:p text:style-name="P1"><text:span text:style-name="Strong_20_Emphasis"><text:span text:style-name="T4">Types of BSS:</text:span></text:span></text:p>
          <text:list>
            <text:list-item>
              <text:p text:style-name="P1"><text:span text:style-name="Strong_20_Emphasis"><text:span text:style-name="T4">Infrastructure BSS:</text:span></text:span><text:span text:style-name="T4"> Devices connect via an Access Point (AP).</text:span></text:p>
            </text:list-item>
            <text:list-item>
              <text:p text:style-name="P1"><text:span text:style-name="Strong_20_Emphasis"><text:span text:style-name="T4">Independent BSS (IBSS):</text:span></text:span><text:span text:style-name="T4"> Devices connect directly without an AP (Ad-Hoc mode).</text:span></text:p>
            </text:list-item>
          </text:list>
        </text:list-item>
        <text:list-item>
          <text:p text:style-name="P1"><text:span text:style-name="Strong_20_Emphasis"><text:span text:style-name="T4">Example:</text:span></text:span></text:p>
          <text:list>
            <text:list-item>
              <text:p text:style-name="P1"><text:span text:style-name="T5">H</text:span><text:span text:style-name="T4">ome Wi-Fi router and all connected devices form a </text:span><text:span text:style-name="Strong_20_Emphasis"><text:span text:style-name="T4">BSS</text:span></text:span><text:span text:style-name="T4">.</text:span></text:p>
            </text:list-item>
          </text:list>
        </text:list-item>
      </text:list>
      <text:h text:style-name="Heading_20_3" text:outline-level="3"><text:span text:style-name="Strong_20_Emphasis"><text:span text:style-name="T4">2. Extended Service Set (ESS)</text:span></text:span></text:h>
      <text:list text:style-name="L2">
        <text:list-item>
          <text:p text:style-name="P2"><text:span text:style-name="Strong_20_Emphasis"><text:span text:style-name="T4">Definition:</text:span></text:span><text:span text:style-name="T4"> ESS is a collection of multiple BSSs that are connected to the same network, allowing seamless roaming between access points.</text:span></text:p>
        </text:list-item>
        <text:list-item>
          <text:p text:style-name="P2"><text:span text:style-name="Strong_20_Emphasis"><text:span text:style-name="T4">Structure:</text:span></text:span></text:p>
          <text:list>
            <text:list-item>
              <text:p text:style-name="P2"><text:span text:style-name="T4">Each BSS has a separate AP, but all APs share the same </text:span><text:span text:style-name="Strong_20_Emphasis"><text:span text:style-name="T4">SSID (Service Set Identifier)</text:span></text:span><text:span text:style-name="T4"> to provide a continuous network experience.</text:span></text:p>
            </text:list-item>
            <text:list-item>
              <text:p text:style-name="P2"><text:span text:style-name="T4">The APs are connected through a wired </text:span><text:span text:style-name="Strong_20_Emphasis"><text:span text:style-name="T4">Distribution System (DS)</text:span></text:span><text:span text:style-name="T4"> (e.g., Ethernet backbone).</text:span></text:p>
            </text:list-item>
            <text:list-item>
              <text:p text:style-name="P4">Devices can roam between APs without losing connection.</text:p>
            </text:list-item>
          </text:list>
        </text:list-item>
        <text:list-item>
          <text:p text:style-name="P2"><text:span text:style-name="Strong_20_Emphasis"><text:span text:style-name="T4">Example:</text:span></text:span></text:p>
          <text:list>
            <text:list-item>
              <text:p text:style-name="P4">A university campus or large office with multiple Wi-Fi access points broadcasting the same SSID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3:14:59.036949658</meta:creation-date>
    <dc:date>2025-03-31T23:16:39.117980723</dc:date>
    <meta:editing-duration>PT1M41S</meta:editing-duration>
    <meta:editing-cycles>1</meta:editing-cycles>
    <meta:document-statistic meta:table-count="0" meta:image-count="0" meta:object-count="0" meta:page-count="1" meta:paragraph-count="20" meta:word-count="238" meta:character-count="1417" meta:non-whitespace-character-count="1214"/>
    <meta:generator>LibreOffice/24.2.7.2$Linux_X86_64 LibreOffice_project/420$Build-2</meta:generator>
  </office:meta>
</office:document-meta>
</file>